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empleados">
        <table:table-row>
          <table:table-cell office:value-type="string">
            <text:p>Santiago Aguirre</text:p>
          </table:table-cell>
          <table:table-cell office:value-type="string">
            <text:p>aguirresantiago81@gmail.com</text:p>
          </table:table-cell>
          <table:table-cell office:value-type="string">
            <text:p>Administracion</text:p>
          </table:table-cell>
          <table:table-cell office:value-type="string">
            <text:p>cacalop123</text:p>
          </table:table-cell>
          <table:table-cell office:value-type="float" office:value="24">
            <text:p>24</text:p>
          </table:table-cell>
          <table:table-cell office:value-type="string">
            <text:p>EM01</text:p>
          </table:table-cell>
        </table:table-row>
        <table:table-row>
          <table:table-cell office:value-type="string">
            <text:p>Micaela Scacciante</text:p>
          </table:table-cell>
          <table:table-cell office:value-type="string">
            <text:p>micascacciante@gmail.com</text:p>
          </table:table-cell>
          <table:table-cell office:value-type="string">
            <text:p>Marketing</text:p>
          </table:table-cell>
          <table:table-cell office:value-type="string">
            <text:p>micaesgenial</text:p>
          </table:table-cell>
          <table:table-cell office:value-type="float" office:value="19">
            <text:p>19</text:p>
          </table:table-cell>
          <table:table-cell office:value-type="string">
            <text:p>EM03</text:p>
          </table:table-cell>
        </table:table-row>
        <table:table-row>
          <table:table-cell office:value-type="string">
            <text:p>Pablo Aguirre</text:p>
          </table:table-cell>
          <table:table-cell office:value-type="string">
            <text:p>pablo18gepeto@gmail.com</text:p>
          </table:table-cell>
          <table:table-cell office:value-type="string">
            <text:p>Marketing</text:p>
          </table:table-cell>
          <table:table-cell office:value-type="string">
            <text:p>napalm</text:p>
          </table:table-cell>
          <table:table-cell office:value-type="float" office:value="19">
            <text:p>19</text:p>
          </table:table-cell>
          <table:table-cell office:value-type="string">
            <text:p>EM02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8.5</meta:generator>
    <meta:initial-creator>phpMyAdmin 4.8.5</meta:initial-creator>
    <meta:creation-date>2020-03-13T23:08:29</meta:creation-date>
  </office:meta>
</office:document-meta>
</file>